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c1cf" officeooo:paragraph-rsid="0017c1cf"/>
    </style:style>
    <style:style style:name="P2" style:family="paragraph" style:parent-style-name="Standard">
      <style:text-properties officeooo:rsid="00199597" officeooo:paragraph-rsid="00199597"/>
    </style:style>
    <style:style style:name="P3" style:family="paragraph" style:parent-style-name="Standard">
      <style:text-properties officeooo:rsid="001b075d" officeooo:paragraph-rsid="001b075d"/>
    </style:style>
    <style:style style:name="P4" style:family="paragraph" style:parent-style-name="Standard">
      <style:text-properties officeooo:rsid="001b075d" officeooo:paragraph-rsid="001c5eb5"/>
    </style:style>
    <style:style style:name="P5" style:family="paragraph" style:parent-style-name="Standard">
      <style:text-properties officeooo:rsid="001e6bfd" officeooo:paragraph-rsid="001e6bfd"/>
    </style:style>
    <style:style style:name="P6" style:family="paragraph" style:parent-style-name="Standard">
      <style:text-properties officeooo:rsid="0017c1cf" officeooo:paragraph-rsid="0017c1cf"/>
    </style:style>
    <style:style style:name="P7" style:family="paragraph" style:parent-style-name="Standard">
      <style:text-properties officeooo:rsid="00217ef6" officeooo:paragraph-rsid="00217ef6"/>
    </style:style>
    <style:style style:name="P8" style:family="paragraph" style:parent-style-name="Standard">
      <style:text-properties officeooo:rsid="00199597" officeooo:paragraph-rsid="00199597"/>
    </style:style>
    <style:style style:name="P9" style:family="paragraph" style:parent-style-name="Standard">
      <style:text-properties officeooo:rsid="0021bd4f" officeooo:paragraph-rsid="0021bd4f"/>
    </style:style>
    <style:style style:name="P10" style:family="paragraph" style:parent-style-name="Standard">
      <style:text-properties officeooo:rsid="00217a2c" officeooo:paragraph-rsid="00217a2c"/>
    </style:style>
    <style:style style:name="P11" style:family="paragraph" style:parent-style-name="Standard">
      <style:text-properties officeooo:rsid="00220780" officeooo:paragraph-rsid="00220780"/>
    </style:style>
    <style:style style:name="P12" style:family="paragraph" style:parent-style-name="Standard">
      <style:text-properties officeooo:rsid="00220780" officeooo:paragraph-rsid="002504cb"/>
    </style:style>
    <style:style style:name="P13" style:family="paragraph" style:parent-style-name="Standard">
      <style:text-properties officeooo:rsid="00220780" officeooo:paragraph-rsid="00282cd6"/>
    </style:style>
    <style:style style:name="P14" style:family="paragraph" style:parent-style-name="Standard">
      <style:text-properties officeooo:rsid="0022ea3a" officeooo:paragraph-rsid="0022ea3a"/>
    </style:style>
    <style:style style:name="P15" style:family="paragraph" style:parent-style-name="Standard">
      <style:text-properties officeooo:rsid="00231697" officeooo:paragraph-rsid="00231697"/>
    </style:style>
    <style:style style:name="P16" style:family="paragraph" style:parent-style-name="Standard">
      <style:text-properties officeooo:rsid="002504cb" officeooo:paragraph-rsid="002504cb"/>
    </style:style>
    <style:style style:name="P17" style:family="paragraph" style:parent-style-name="Standard">
      <style:text-properties officeooo:rsid="002546fd" officeooo:paragraph-rsid="0026b196"/>
    </style:style>
    <style:style style:name="P18" style:family="paragraph" style:parent-style-name="Standard">
      <style:text-properties officeooo:rsid="0026b196" officeooo:paragraph-rsid="0026b196"/>
    </style:style>
    <style:style style:name="P19" style:family="paragraph" style:parent-style-name="Standard">
      <style:text-properties officeooo:rsid="00282cd6" officeooo:paragraph-rsid="00282cd6"/>
    </style:style>
    <style:style style:name="P20" style:family="paragraph" style:parent-style-name="Standard">
      <style:text-properties officeooo:rsid="00287753" officeooo:paragraph-rsid="00287753"/>
    </style:style>
    <style:style style:name="T1" style:family="text">
      <style:text-properties officeooo:rsid="00199597"/>
    </style:style>
    <style:style style:name="T2" style:family="text">
      <style:text-properties officeooo:rsid="001c5eb5"/>
    </style:style>
    <style:style style:name="T3" style:family="text">
      <style:text-properties officeooo:rsid="001c9a54"/>
    </style:style>
    <style:style style:name="T4" style:family="text">
      <style:text-properties officeooo:rsid="001e6bfd"/>
    </style:style>
    <style:style style:name="T5" style:family="text">
      <style:text-properties officeooo:rsid="001e8eb1"/>
    </style:style>
    <style:style style:name="T6" style:family="text">
      <style:text-properties officeooo:rsid="00217ef6"/>
    </style:style>
    <style:style style:name="T7" style:family="text">
      <style:text-properties officeooo:rsid="0021bd4f"/>
    </style:style>
    <style:style style:name="T8" style:family="text">
      <style:text-properties officeooo:rsid="00220780"/>
    </style:style>
    <style:style style:name="T9" style:family="text">
      <style:text-properties officeooo:rsid="0022ea3a"/>
    </style:style>
    <style:style style:name="T10" style:family="text">
      <style:text-properties officeooo:rsid="00231697"/>
    </style:style>
    <style:style style:name="T11" style:family="text">
      <style:text-properties officeooo:rsid="002504cb"/>
    </style:style>
    <style:style style:name="T12" style:family="text">
      <style:text-properties officeooo:rsid="002546fd"/>
    </style:style>
    <style:style style:name="T13" style:family="text">
      <style:text-properties officeooo:rsid="001b075d"/>
    </style:style>
    <style:style style:name="T14" style:family="text">
      <style:text-properties officeooo:rsid="0026b196"/>
    </style:style>
    <style:style style:name="T15" style:family="text">
      <style:text-properties officeooo:rsid="00282cd6"/>
    </style:style>
    <style:style style:name="T16" style:family="text">
      <style:text-properties officeooo:rsid="00287753"/>
    </style:style>
    <style:style style:name="T17" style:family="text">
      <style:text-properties officeooo:rsid="0029c1bc"/>
    </style:style>
    <style:style style:name="T18" style:family="text">
      <style:text-properties officeooo:rsid="002b0f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envenue dans le module <text:span text:style-name="T6">"Système d'Exploitation" aussi appelé OS.</text:span></text:p>
      <text:p text:style-name="P7">Ici nous allons traiter Linux, il s'agit d'un OS tout comme il y a Windows.</text:p>
      <text:p text:style-name="P7">Autant pour Windows il n'y a que quelques version (Windows XP, Windows vista, W10…), pour Linux il y en a des centaines voire des milliers !</text:p>
      <text:p text:style-name="P7">Heureusement, elles ont toutes en commun les mêmes fonctionnements de base que nous allons voir.</text:p>
      <text:p text:style-name="P1"/>
      <text:p text:style-name="P1"><text:span text:style-name="T17">Ici nous </text:span>allons apprendre à <text:span text:style-name="T6">faire quelques manipulations </text:span>depuis un <text:span text:style-name="T6">terminal Linux</text:span>. <text:span text:style-name="T6">Pour ceux qui ne voient pas ce que cela veut dire, vous n'avez qu'à penser au cliché du hacker qui est devant des fenêtres noires avec du texte bizarre dessus, c'est à peu près ça mais sans le côté "hacking".</text:span></text:p>
      <text:p text:style-name="P1"><text:span text:style-name="T6">Tout se fera en</text:span> lignes de commandes, donc fini le <text:span text:style-name="T3">« </text:span>clique droit + copier / coller / supprimer <text:span text:style-name="T3">»</text:span> à partir de maintenant <text:span text:style-name="T1">les interfaces graphique ça n’existe plus !</text:span></text:p>
      <text:p text:style-name="P1"/>
      <text:p text:style-name="P2">Nous allons apprendre à naviguer dans l’arborescence de fichiers <text:span text:style-name="T7">mais d'abord il vous faut une petite explication</text:span>.</text:p>
      <text:p text:style-name="P2">L’adresse la plus courte sur Windows est généralement "C:\", cela s’appelle la racine de l’arborescence. Sur Linux cette racine est toujours "/".</text:p>
      <text:p text:style-name="P9">Au passage sur Linux il n'y a pas de "\" dans les adresses de fichiers, il n'y a que des "/" comme sur les adresses <text:span text:style-name="T18">I</text:span>nternet. (En réalité c'est parce que les serveurs web tournent sur Linux ! Ceci explique cela...)</text:p>
      <text:p text:style-name="P2">Ainsi l’adresse d<text:span text:style-name="T7">'un fichier sur le bureau sera :</text:span> "/home/ma<text:span text:style-name="T18">_</text:span>session/bureau/mon fichier".</text:p>
      <text:p text:style-name="P2"/>
      <text:p text:style-name="P3">Nous pouvons maintenant apprendre à se déplacer dans les fichiers.</text:p>
      <text:p text:style-name="P4">"." est toujours le dossier courant, <text:span text:style-name="T2">le dossier dans lequel on se trouve</text:span>.</text:p>
      <text:p text:style-name="P4">".." <text:span text:style-name="T4">est le dossier parent du dossier courant.</text:span></text:p>
      <text:p text:style-name="P5">Le dossier courant "mon dossier" a donc pour adresse "." ou "./" (le "/" est optionnellement présent pour préciser que "mon dossier" n'est pas un fichier).</text:p>
      <text:p text:style-name="P4">"/home/ma session" <text:span text:style-name="T2">est l’adresse de notre session, on peut aussi l’écrire </text:span>"~" <text:span text:style-name="T5">ou "~/"</text:span>.</text:p>
      <text:p text:style-name="P10"/>
      <text:p text:style-name="P11">C'est l'heure de la première question !</text:p>
      <text:p text:style-name="P11">Voici les adresses de deux fichiers :</text:p>
      <text:p text:style-name="P11">~/dossier_1/fichier<text:span text:style-name="T9">_1</text:span></text:p>
      <text:p text:style-name="P11">~/dossier_2/fichier_2</text:p>
      <text:p text:style-name="P11">Nous sommes dans dossier<text:span text:style-name="T9">_1, quelle est l'adresse de fichier_2 ?</text:span></text:p>
      <text:p text:style-name="P14"><text:span text:style-name="T12">"</text:span>./../<text:span text:style-name="T10">dossier_2/fichier2" juste</text:span></text:p>
      <text:p text:style-name="P18">"..\dossier_2/fichier_2" faux</text:p>
      <text:p text:style-name="P15"><text:span text:style-name="T12">"~dossier_2/fichier_2" faux</text:span></text:p>
      <text:p text:style-name="P18">"<text:span text:style-name="T13">/home/ma_session</text:span>/<text:span text:style-name="T8">dossier2/fichier_2</text:span>" faux</text:p>
      <text:p text:style-name="P15"/>
      <text:p text:style-name="P16">Maintenant je vais vous apprendre à utiliser la commande "cd". On l'utilise suivie d'une adresse, elle permet de déplacer le dossier courant à l'adresse passée en paramètre. Par exemple "cd ~/dossier_2" permet d'aller dans dossier_2.</text:p>
      <text:p text:style-name="P16"/>
      <text:p text:style-name="P12">C'est l'heure de la <text:span text:style-name="T11">deuxième</text:span> question !</text:p>
      <text:p text:style-name="P16">Le dossier courant est toujours "~/dossier_1"<text:span text:style-name="T12">, quelle commande permet de se rendre dans dossier_2 ?</text:span></text:p>
      <text:p text:style-name="P17">"cd ~\dossier_2"<text:span text:style-name="T14"> faux</text:span></text:p>
      <text:p text:style-name="P17">"cd /dossier_2/"<text:span text:style-name="T14"> faux</text:span></text:p>
      <text:p text:style-name="P17">"cd ../dossier_2/"<text:span text:style-name="T14"> juste</text:span></text:p>
      <text:p text:style-name="P17">"<text:span text:style-name="T13">/home/ma_session</text:span>/dossier_2"<text:span text:style-name="T14"> faux</text:span></text:p>
      <text:p text:style-name="P17"/>
      <text:p text:style-name="P19"><text:soft-page-break/>Pour finir nous allons voir la commande "cp" qui prend en paramètre deux adresses. Elle permet de copier un fichier ou un dossier à la deuxième adresse. Exemple :</text:p>
      <text:p text:style-name="P19">"cp dossier_1/mon_fichier ~/dossier_2/" permet de copier "mon_fichier" dans "dossier_2".</text:p>
      <text:p text:style-name="P19"/>
      <text:p text:style-name="P19">Il est temps de passer à la dernière question du module !</text:p>
      <text:p text:style-name="P13"><text:span text:style-name="T15">Rev</text:span>oici les adresses de <text:span text:style-name="T15">nos</text:span> fichiers :</text:p>
      <text:p text:style-name="P13">~/dossier_1/fichier<text:span text:style-name="T9">_1</text:span></text:p>
      <text:p text:style-name="P13">~/dossier_2/fichier_2</text:p>
      <text:p text:style-name="P19">Nous sommes dans "~", quelle commandes permet de copier "fichier_1" dans "dossier_2" ?</text:p>
      <text:p text:style-name="P19">"cp ~/dossier_1/fichier_1 ../dossier_2" faux</text:p>
      <text:p text:style-name="P19">"cp ./dossier_2/ dossier_1/fichier_1" faux</text:p>
      <text:p text:style-name="P19">"cp dossier_1/fichier_1 <text:span text:style-name="T16">/dossier_2</text:span>" faux</text:p>
      <text:p text:style-name="P19">"cp /home/ma<text:span text:style-name="T18">_</text:span>session/dossier_1/fichier_1 dossier_2" <text:s/>juste</text:p>
      <text:p text:style-name="P19"/>
      <text:p text:style-name="P20">Tu vas maintenant pouvoir rejoindre la sortie et nous dire si ce module t'a plu :</text:p>
      <text:p text:style-name="P20">porte 1 → Tu n'as pas aimé du tout.</text:p>
      <text:p text:style-name="P20">porte 2 → Tu n'as pas beaucoup aimé.</text:p>
      <text:p text:style-name="P20">porte 3 → Tu as plutôt aimé.</text:p>
      <text:p text:style-name="P20">porte 4 → Tu as beaucoup aim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7:33:14.688000000</meta:creation-date>
    <dc:date>2018-08-30T18:42:59.605000000</dc:date>
    <meta:editing-duration>PT1H17M59S</meta:editing-duration>
    <meta:editing-cycles>11</meta:editing-cycles>
    <meta:generator>LibreOffice/5.4.7.2$Windows_X86_64 LibreOffice_project/c838ef25c16710f8838b1faec480ebba495259d0</meta:generator>
    <meta:document-statistic meta:table-count="0" meta:image-count="0" meta:object-count="0" meta:page-count="2" meta:paragraph-count="47" meta:word-count="547" meta:character-count="3465" meta:non-whitespace-character-count="2964"/>
  </office:meta>
</office:document-meta>
</file>